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000080" draw:marker-end="Arrow" draw:marker-end-width="0.3cm" svg:stroke-opacity="40%" draw:textarea-horizontal-align="center" draw:textarea-vertical-align="middle"/>
    </style:style>
    <style:style style:name="gr3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47b8b8" draw:textarea-vertical-align="middle" draw:auto-grow-height="false"/>
    </style:style>
    <style:style style:name="gr6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cccccc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5cm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706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5.215cm"/>
    </style:style>
    <style:style style:name="gr18" style:family="graphic" style:parent-style-name="objectwithoutfill">
      <style:graphic-properties draw:stroke="dash" draw:stroke-dash="Dashed_20__28_var_29_" svg:stroke-width="0.051cm" svg:stroke-color="#80808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cccccc" fo:font-size="1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102cm" fo:margin-bottom="0cm" fo:text-align="center" fo:text-indent="0cm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10pt"/>
    </style:style>
    <style:style style:name="P9" style:family="paragraph">
      <style:paragraph-properties fo:text-align="start"/>
      <style:text-properties fo:font-size="10pt" style:font-size-asian="13pt" style:font-size-complex="13pt"/>
    </style:style>
    <style:style style:name="P10" style:family="paragraph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ize-asian="13pt" style:font-size-complex="13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0.525cm" svg:y1="5.445cm" svg:x2="12.43cm" svg:y2="16.24cm" draw:start-shape="id1" draw:start-glue-point="3" draw:end-shape="id2" draw:end-glue-point="3" svg:d="m10525 5445c-751 0-1704 10795 1905 10795">
          <text:p/>
        </draw:connector>
        <draw:connector draw:style-name="gr2" draw:text-style-name="P1" draw:layer="layout" draw:type="curve" svg:x1="19.415cm" svg:y1="6.08cm" svg:x2="17.193cm" svg:y2="7.445cm" draw:start-shape="id3" draw:start-glue-point="2" draw:end-shape="id4" draw:end-glue-point="0" svg:d="m19415 6080c0 1024-2222 342-2222 1365">
          <text:p/>
        </draw:connector>
        <draw:connector draw:style-name="gr2" draw:text-style-name="P1" draw:layer="layout" draw:type="curve" svg:x1="19.415cm" svg:y1="6.08cm" svg:x2="17.827cm" svg:y2="11.255cm" draw:start-shape="id3" draw:start-glue-point="2" draw:end-shape="id5" svg:d="m19415 6080c0 3882-1588 1295-1588 5175">
          <text:p/>
        </draw:connector>
        <draw:connector draw:style-name="gr2" draw:text-style-name="P1" draw:layer="layout" draw:type="curve" svg:x1="19.415cm" svg:y1="6.08cm" svg:x2="18.78cm" svg:y2="13.065cm" draw:start-shape="id3" draw:start-glue-point="2" draw:end-shape="id6" draw:end-glue-point="0" svg:d="m19415 6080c0 5239-635 1747-635 6985">
          <text:p/>
        </draw:connector>
        <draw:custom-shape draw:style-name="gr3" draw:text-style-name="P2" draw:id="id4" draw:layer="layout" svg:width="5.715cm" svg:height="1.27cm" svg:x="14.336cm" svg:y="7.445cm">
          <text:p text:style-name="P2">control_mode_idle</text:p>
          <draw:enhanced-geometry svg:viewBox="0 0 21600 21600" draw:type="rectangle" draw:enhanced-path="M 0 0 L 21600 0 21600 21600 0 21600 0 0 Z N"/>
        </draw:custom-shape>
        <draw:custom-shape draw:style-name="gr3" draw:text-style-name="P2" draw:id="id5" draw:layer="layout" svg:width="6.985cm" svg:height="1.27cm" svg:x="14.335cm" svg:y="11.255cm">
          <text:p text:style-name="P2">control_mode_hover</text:p>
          <draw:enhanced-geometry svg:viewBox="0 0 21600 21600" draw:type="rectangle" draw:enhanced-path="M 0 0 L 21600 0 21600 21600 0 21600 0 0 Z N"/>
        </draw:custom-shape>
        <draw:custom-shape draw:style-name="gr3" draw:text-style-name="P2" draw:id="id6" draw:layer="layout" svg:width="8.89cm" svg:height="1.27cm" svg:x="14.335cm" svg:y="13.065cm">
          <text:p text:style-name="P2">control_mode_autosequence</text:p>
          <draw:enhanced-geometry svg:viewBox="0 0 21600 21600" draw:type="rectangle" draw:enhanced-path="M 0 0 L 21600 0 21600 21600 0 21600 0 0 Z N"/>
        </draw:custom-shape>
        <draw:custom-shape draw:style-name="gr4" draw:text-style-name="P3" draw:id="id7" draw:layer="layout" svg:width="3.81cm" svg:height="1.27cm" svg:x="4.175cm" svg:y="8.62cm">
          <text:p text:style-name="P3">flyer_est</text:p>
          <draw:enhanced-geometry svg:viewBox="0 0 21600 21600" draw:type="rectangle" draw:enhanced-path="M 0 0 L 21600 0 21600 21600 0 21600 0 0 Z N"/>
        </draw:custom-shape>
        <draw:custom-shape draw:style-name="gr4" draw:text-style-name="P3" draw:id="id1" draw:layer="layout" svg:width="3.81cm" svg:height="1.27cm" svg:x="10.525cm" svg:y="4.81cm">
          <text:p text:style-name="P3">teleop_flyer</text:p>
          <draw:enhanced-geometry svg:viewBox="0 0 21600 21600" draw:type="rectangle" draw:enhanced-path="M 0 0 L 21600 0 21600 21600 0 21600 0 0 Z N"/>
        </draw:custom-shape>
        <draw:custom-shape draw:style-name="gr4" draw:text-style-name="P3" draw:id="id3" draw:layer="layout" svg:width="3.81cm" svg:height="1.27cm" svg:x="17.51cm" svg:y="4.81cm">
          <text:p text:style-name="P3">controll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1.27cm" svg:x="7.35cm" svg:y="1.635cm">
          <text:p text:style-name="P3">joy_node</text:p>
          <draw:enhanced-geometry svg:viewBox="0 0 21600 21600" draw:type="rectangle" draw:enhanced-path="M 0 0 L 21600 0 21600 21600 0 21600 0 0 Z N"/>
        </draw:custom-shape>
        <draw:custom-shape draw:style-name="gr4" draw:text-style-name="P3" draw:id="id2" draw:layer="layout" svg:width="5.08cm" svg:height="1.27cm" svg:x="12.43cm" svg:y="15.605cm">
          <text:p text:style-name="P3">asctec_adapter</text:p>
          <draw:enhanced-geometry svg:viewBox="0 0 21600 21600" draw:type="rectangle" draw:enhanced-path="M 0 0 L 21600 0 21600 21600 0 21600 0 0 Z N"/>
        </draw:custom-shape>
        <draw:custom-shape draw:style-name="gr6" draw:text-style-name="P3" draw:id="id10" draw:layer="layout" svg:width="5.08cm" svg:height="1.27cm" svg:x="9.89cm" svg:y="18.78cm">
          <text:p text:style-name="P3">asctec_autopilot</text:p>
          <draw:enhanced-geometry svg:viewBox="0 0 21600 21600" draw:type="rectangle" draw:enhanced-path="M 0 0 L 21600 0 21600 21600 0 21600 0 0 Z N"/>
        </draw:custom-shape>
        <draw:custom-shape draw:style-name="gr6" draw:text-style-name="P3" draw:id="id11" draw:layer="layout" svg:width="5.08cm" svg:height="1.27cm" svg:x="17.51cm" svg:y="18.78cm">
          <text:p text:style-name="P3">asctec_proc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15cm" svg:height="1.27cm" svg:x="2.905cm" svg:y="5.445cm">
          <text:p text:style-name="P3">vicon_recv_direct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9.226cm" svg:y1="2.905cm" svg:x2="12.43cm" svg:y2="4.81cm" draw:end-shape="id1" draw:end-glue-point="0" svg:d="m9226 2905c0 1053 3204 101 3204 1905">
          <text:p/>
        </draw:connector>
        <draw:connector draw:style-name="gr7" draw:text-style-name="P1" draw:layer="layout" draw:type="curve" svg:x1="14.335cm" svg:y1="5.445cm" svg:x2="17.51cm" svg:y2="5.445cm" draw:start-shape="id1" draw:start-glue-point="1" draw:end-shape="id3" draw:end-glue-point="3" svg:d="m14335 5445h3175">
          <text:p/>
        </draw:connector>
        <draw:connector draw:style-name="gr1" draw:text-style-name="P1" draw:layer="layout" draw:type="curve" svg:x1="5.733cm" svg:y1="6.715cm" svg:x2="6.051cm" svg:y2="8.62cm" svg:d="m5733 6715c0 1429 318 477 318 1905">
          <text:p/>
        </draw:connector>
        <draw:connector draw:style-name="gr1" draw:text-style-name="P1" draw:layer="layout" draw:type="curve" svg:x1="6.08cm" svg:y1="9.89cm" svg:x2="14.336cm" svg:y2="9.985cm" draw:start-shape="id7" draw:start-glue-point="2" draw:end-shape="id8" draw:end-glue-point="3" svg:d="m6080 9890c0 751 2540 626 3413 462s79-367 4843-367">
          <text:p/>
        </draw:connector>
        <draw:connector draw:style-name="gr8" draw:text-style-name="P1" draw:layer="layout" draw:type="curve" svg:x1="6.08cm" svg:y1="9.89cm" svg:x2="14.336cm" svg:y2="8.08cm" draw:start-shape="id7" draw:start-glue-point="2" draw:end-shape="id4" draw:end-glue-point="3" svg:d="m6080 9890c0 751 2540 626 3413-14s79-1796 4843-1796">
          <text:p/>
        </draw:connector>
        <draw:connector draw:style-name="gr8" draw:text-style-name="P1" draw:layer="layout" draw:type="curve" svg:x1="6.08cm" svg:y1="9.89cm" svg:x2="14.335cm" svg:y2="11.89cm" draw:start-shape="id7" draw:start-glue-point="2" draw:end-shape="id5" draw:end-glue-point="3" svg:d="m6080 9890c0 1334 2751 2000 8255 2000">
          <text:p/>
        </draw:connector>
        <draw:connector draw:style-name="gr8" draw:text-style-name="P1" draw:layer="layout" draw:type="curve" svg:x1="6.08cm" svg:y1="9.89cm" svg:x2="14.335cm" svg:y2="13.7cm" draw:start-shape="id7" draw:start-glue-point="2" draw:end-shape="id6" draw:end-glue-point="3" svg:d="m6080 9890c0 2540 2751 3810 8255 3810">
          <text:p/>
        </draw:connector>
        <draw:custom-shape draw:style-name="gr5" draw:text-style-name="P3" draw:id="id9" draw:layer="layout" svg:width="1.905cm" svg:height="1.27cm" svg:x="23.86cm" svg:y="10.525cm">
          <text:p text:style-name="P3">mux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0.051cm" svg:y1="8.08cm" svg:x2="23.86cm" svg:y2="11.16cm" draw:start-shape="id4" draw:start-glue-point="1" draw:end-shape="id9" draw:end-glue-point="3" svg:d="m20051 8080c2856 0 952 3080 3809 3080">
          <text:p/>
        </draw:connector>
        <draw:connector draw:style-name="gr8" draw:text-style-name="P1" draw:layer="layout" draw:type="curve" svg:x1="21.32cm" svg:y1="11.89cm" svg:x2="23.86cm" svg:y2="11.16cm" draw:start-shape="id5" draw:start-glue-point="1" draw:end-shape="id9" draw:end-glue-point="3" svg:d="m21320 11890c1903 0 634-730 2540-730">
          <text:p/>
        </draw:connector>
        <draw:connector draw:style-name="gr8" draw:text-style-name="P1" draw:layer="layout" draw:type="curve" svg:x1="23.225cm" svg:y1="13.7cm" svg:x2="23.86cm" svg:y2="11.16cm" draw:start-shape="id6" draw:start-glue-point="1" draw:end-shape="id9" draw:end-glue-point="3" svg:d="m23225 13700c751 0 501-1270 317-1270s-435-1270 318-1270">
          <text:p/>
        </draw:connector>
        <draw:connector draw:style-name="gr1" draw:text-style-name="P1" draw:layer="layout" draw:type="curve" draw:line-skew="0cm 1.072cm" svg:x1="25.765cm" svg:y1="11.16cm" svg:x2="14.97cm" svg:y2="15.605cm" draw:start-shape="id9" draw:start-glue-point="1" draw:end-shape="id2" draw:end-glue-point="0" svg:d="m25765 11160c750 0 625 1806-2261 2605s-8534 591-8534 1840">
          <text:p/>
        </draw:connector>
        <draw:connector draw:style-name="gr1" draw:text-style-name="P1" draw:layer="layout" draw:type="curve" svg:x1="14.97cm" svg:y1="16.875cm" svg:x2="12.43cm" svg:y2="18.78cm" draw:start-shape="id2" draw:start-glue-point="2" draw:end-shape="id10" draw:end-glue-point="0" svg:d="m14970 16875c0 1429-2540 477-2540 1905">
          <text:p/>
        </draw:connector>
        <draw:connector draw:style-name="gr1" draw:text-style-name="P1" draw:layer="layout" draw:type="curve" svg:x1="14.97cm" svg:y1="19.415cm" svg:x2="17.51cm" svg:y2="19.415cm" draw:start-shape="id10" draw:start-glue-point="1" draw:end-shape="id11" draw:end-glue-point="3" svg:d="m14970 19415h2540">
          <text:p/>
        </draw:connector>
        <draw:connector draw:style-name="gr8" draw:text-style-name="P1" draw:layer="layout" draw:type="curve" svg:x1="12.43cm" svg:y1="6.08cm" svg:x2="14.336cm" svg:y2="8.08cm" draw:start-shape="id1" draw:start-glue-point="2" draw:end-shape="id4" draw:end-glue-point="3" svg:d="m12430 6080c0 1334 635 2000 1906 2000">
          <text:p/>
        </draw:connector>
        <draw:connector draw:style-name="gr8" draw:text-style-name="P1" draw:layer="layout" draw:type="curve" svg:x1="12.43cm" svg:y1="6.08cm" svg:x2="14.335cm" svg:y2="11.89cm" draw:start-shape="id1" draw:start-glue-point="2" draw:end-shape="id5" draw:end-glue-point="3" svg:d="m12430 6080c0 3874 635 5810 1905 5810">
          <text:p/>
        </draw:connector>
        <draw:connector draw:style-name="gr8" draw:text-style-name="P1" draw:layer="layout" draw:type="curve" draw:line-skew="-0.777cm" svg:x1="12.43cm" svg:y1="6.08cm" svg:x2="14.335cm" svg:y2="13.7cm" draw:end-shape="id6" draw:end-glue-point="3" svg:d="m12430 6080c-112 0-1065 7620 1905 7620">
          <text:p/>
        </draw:connector>
        <draw:frame draw:style-name="gr9" draw:text-style-name="P4" draw:layer="layout" svg:width="0.951cm" svg:height="0.645cm" svg:x="11.16cm" svg:y="3.865cm">
          <draw:text-box>
            <text:p text:style-name="P4">joy</text:p>
          </draw:text-box>
        </draw:frame>
        <draw:frame draw:style-name="gr9" draw:text-style-name="P4" draw:layer="layout" svg:width="0.951cm" svg:height="0.645cm" svg:x="11.479cm" svg:y="6.08cm">
          <draw:text-box>
            <text:p text:style-name="P4">joy</text:p>
          </draw:text-box>
        </draw:frame>
        <draw:frame draw:style-name="gr9" draw:text-style-name="P4" draw:layer="layout" svg:width="2.047cm" svg:height="0.645cm" svg:x="5.938cm" svg:y="10.515cm">
          <draw:text-box>
            <text:p text:style-name="P4">Odometry</text:p>
          </draw:text-box>
        </draw:frame>
        <draw:frame draw:style-name="gr9" draw:text-style-name="P4" draw:layer="layout" svg:width="3.495cm" svg:height="0.645cm" svg:x="5.76cm" svg:y="7.34cm">
          <draw:text-box>
            <text:p text:style-name="P4">TransformStamped</text:p>
          </draw:text-box>
        </draw:frame>
        <draw:frame draw:style-name="gr9" draw:text-style-name="P4" draw:layer="layout" svg:width="3.796cm" svg:height="0.645cm" svg:x="17.31cm" svg:y="14.46cm">
          <draw:text-box>
            <text:p text:style-name="P4">control_mode_output</text:p>
          </draw:text-box>
        </draw:frame>
        <draw:frame draw:style-name="gr9" draw:text-style-name="P4" draw:layer="layout" svg:width="3.796cm" svg:height="0.645cm" svg:x="21.969cm" svg:y="9.78cm">
          <draw:text-box>
            <text:p text:style-name="P4">control_mode_output</text:p>
          </draw:text-box>
        </draw:frame>
        <draw:frame draw:style-name="gr9" draw:text-style-name="P4" draw:layer="layout" svg:width="2.805cm" svg:height="0.645cm" svg:x="14.335cm" svg:y="4.81cm">
          <draw:text-box>
            <text:p text:style-name="P4">controller_cmd</text:p>
          </draw:text-box>
        </draw:frame>
        <draw:connector draw:style-name="gr7" draw:text-style-name="P1" draw:layer="layout" draw:type="curve" svg:x1="19.415cm" svg:y1="6.08cm" svg:x2="17.828cm" svg:y2="9.35cm" draw:start-shape="id3" draw:start-glue-point="2" draw:end-shape="id8" draw:end-glue-point="0" svg:d="m19415 6080c0 2452-1587 818-1587 3270">
          <text:p/>
        </draw:connector>
        <draw:custom-shape draw:style-name="gr4" draw:text-style-name="P3" draw:id="id8" draw:layer="layout" svg:width="6.985cm" svg:height="1.27cm" svg:x="14.336cm" svg:y="9.35cm">
          <text:p text:style-name="P3">control_mode_attitud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487cm" svg:height="0.645cm" svg:x="19.415cm" svg:y="6.705cm">
          <draw:text-box>
            <text:p text:style-name="P4">control_mode_cmd</text:p>
          </draw:text-box>
        </draw:frame>
        <draw:frame draw:style-name="gr10" draw:text-style-name="P4" draw:layer="layout" svg:width="1.905cm" svg:height="0.645cm" svg:x="14.335cm" svg:y="17.5cm">
          <draw:text-box>
            <text:p text:style-name="P4">CtrlInput</text:p>
          </draw:text-box>
        </draw:frame>
        <draw:frame draw:style-name="gr9" draw:text-style-name="P1" draw:layer="layout" svg:width="8.431cm" svg:height="2.24cm" svg:x="18.464cm" svg:y="1.355cm">
          <draw:text-box>
            <text:p text:style-name="P1"><text:span text:style-name="T1">starmac_flyer Node Graph</text:span></text:p>
            <text:p text:style-name="P5"><text:span text:style-name="T2">Indoor Flight with Vicon</text:span><text:span text:style-name="T2"><text:line-break/></text:span><text:span text:style-name="T2">Vehicle: AscTec Pelican</text:span></text:p>
          </draw:text-box>
        </draw:frame>
        <draw:frame draw:style-name="gr9" draw:text-style-name="P7" draw:layer="layout" svg:width="2.881cm" svg:height="1.039cm" svg:x="10.525cm" svg:y="13.7cm">
          <draw:text-box>
            <text:p text:style-name="P6">bool </text:p>
            <text:p text:style-name="P6"><text:span text:style-name="T3">(motor_enable)</text:span></text:p>
          </draw:text-box>
        </draw:frame>
        <draw:connector draw:style-name="gr1" draw:text-style-name="P1" draw:layer="layout" draw:type="curve" svg:x1="20.05cm" svg:y1="18.78cm" svg:x2="17.51cm" svg:y2="16.24cm" draw:start-shape="id11" draw:start-glue-point="0" draw:end-shape="id2" draw:end-glue-point="1" svg:d="m20050 18780c0-1694-846-2540-2540-2540">
          <text:p/>
        </draw:connector>
        <draw:frame draw:style-name="gr9" draw:text-style-name="P4" draw:layer="layout" svg:width="1.086cm" svg:height="0.645cm" svg:x="18.329cm" svg:y="16.865cm">
          <draw:text-box>
            <text:p text:style-name="P4">Imu</text:p>
          </draw:text-box>
        </draw:frame>
        <draw:frame draw:style-name="gr11" draw:text-style-name="P4" draw:layer="layout" svg:width="1.886cm" svg:height="0.645cm" svg:x="14.989cm" svg:y="18.77cm">
          <draw:text-box>
            <text:p text:style-name="P4">LLStatus</text:p>
          </draw:text-box>
        </draw:frame>
        <draw:g>
          <draw:g>
            <draw:connector draw:style-name="gr12" draw:text-style-name="P1" draw:layer="layout" draw:type="curve" svg:x1="1.798cm" svg:y1="17.511cm" svg:x2="4.973cm" svg:y2="17.511cm" svg:d="m1798 17511h3175">
              <text:p/>
            </draw:connector>
            <draw:connector draw:style-name="gr13" draw:text-style-name="P1" draw:layer="layout" draw:type="curve" svg:x1="1.798cm" svg:y1="16.376cm" svg:x2="4.973cm" svg:y2="16.376cm" svg:d="m1798 16376h3175">
              <text:p/>
            </draw:connector>
            <draw:frame draw:style-name="gr14" draw:text-style-name="P4" draw:layer="layout" svg:width="3.338cm" svg:height="0.645cm" svg:x="1.635cm" svg:y="15.606cm">
              <draw:text-box>
                <text:p text:style-name="P4">synchronous topic</text:p>
              </draw:text-box>
            </draw:frame>
            <draw:frame draw:style-name="gr15" draw:text-style-name="P4" draw:layer="layout" svg:width="2.263cm" svg:height="0.645cm" svg:x="2.133cm" svg:y="16.666cm">
              <draw:text-box>
                <text:p text:style-name="P4">async topic</text:p>
              </draw:text-box>
            </draw:frame>
            <draw:custom-shape draw:style-name="gr4" draw:text-style-name="P9" draw:layer="layout" svg:width="3.81cm" svg:height="0.794cm" svg:x="1.635cm" svg:y="13.065cm">
              <text:p text:style-name="P8"><text:span text:style-name="T4">starmac-ros-pkg 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8" draw:layer="layout" svg:width="3.175cm" svg:height="0.793cm" svg:x="1.635cm" svg:y="14.256cm">
              <text:p text:style-name="P8"><text:span text:style-name="T4">other 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" draw:text-style-name="P10" draw:layer="layout" svg:width="1.967cm" svg:height="0.645cm" svg:x="2.764cm" svg:y="11.995cm">
            <draw:text-box>
              <text:p text:style-name="P10"><text:span text:style-name="T5">LEGEND</text:span></text:p>
            </draw:text-box>
          </draw:frame>
          <draw:polyline draw:style-name="gr16" draw:text-style-name="P1" draw:layer="layout" svg:width="4.444cm" svg:height="8.794cm" svg:x="1.635cm" svg:y="11.795cm" svg:viewBox="0 0 4445 8795" draw:points="0,0 4445,0 4445,8795">
            <text:p/>
          </draw:polyline>
        </draw:g>
        <draw:connector draw:style-name="gr7" draw:text-style-name="P1" draw:layer="layout" draw:type="curve" draw:line-skew="-0.675cm -1.851cm" svg:x1="14.97cm" svg:y1="16.875cm" svg:x2="9.89cm" svg:y2="19.415cm" draw:start-shape="id2" draw:start-glue-point="2" draw:end-shape="id10" draw:end-glue-point="3" svg:d="m14970 16875c0 417-3716 347-5868 878s-2740 1662 788 1662">
          <text:p/>
        </draw:connector>
        <draw:frame draw:style-name="gr9" draw:text-style-name="P4" draw:layer="layout" svg:width="2.475cm" svg:height="0.645cm" svg:x="7.985cm" svg:y="16.875cm">
          <draw:text-box>
            <text:p text:style-name="P4">bool <text:span text:style-name="T3">(e-stop)</text:span></text:p>
          </draw:text-box>
        </draw:frame>
        <draw:frame draw:style-name="gr17" draw:text-style-name="P4" draw:layer="layout" svg:width="4.35cm" svg:height="2.54cm" svg:x="1.635cm" svg:y="18.05cm">
          <draw:text-box>
            <text:p text:style-name="P4">Some non-essential nodes and topics not shown. Non-active control modes and their sub/pubs are shown grayed out for clarity.</text:p>
          </draw:text-box>
        </draw:frame>
        <draw:connector draw:style-name="gr8" draw:text-style-name="P1" draw:layer="layout" draw:type="curve" svg:x1="20.051cm" svg:y1="8.08cm" svg:x2="21.32cm" svg:y2="5.445cm" draw:start-shape="id4" draw:start-glue-point="1" draw:end-shape="id3" draw:end-glue-point="1" svg:d="m20051 8080c2655 0 2020-2635 1269-2635">
          <text:p/>
        </draw:connector>
        <draw:polyline draw:style-name="gr18" draw:text-style-name="P1" draw:layer="layout" svg:width="11.429cm" svg:height="2.539cm" svg:x="2.27cm" svg:y="1cm" svg:viewBox="0 0 11430 2540" draw:points="0,2540 11430,2540 11430,0">
          <text:p/>
        </draw:polyline>
        <draw:frame draw:style-name="gr9" draw:text-style-name="P4" draw:layer="layout" svg:width="2.259cm" svg:height="0.645cm" svg:x="3.54cm" svg:y="2.895cm">
          <draw:text-box>
            <text:p text:style-name="P4">Ground PC</text:p>
          </draw:text-box>
        </draw:frame>
        <draw:frame draw:style-name="gr9" draw:text-style-name="P4" draw:layer="layout" svg:width="1.869cm" svg:height="0.645cm" svg:x="3.735cm" svg:y="3.54cm">
          <draw:text-box>
            <text:p text:style-name="P4">Onboard</text:p>
          </draw:text-box>
        </draw:frame>
        <draw:connector draw:style-name="gr1" draw:text-style-name="P1" draw:layer="layout" draw:type="curve" svg:x1="21.292cm" svg:y1="9.985cm" svg:x2="23.86cm" svg:y2="11.16cm" draw:end-shape="id9" draw:end-glue-point="3" svg:d="m21292 9985c1549 0 266 1175 2568 1175">
          <text:p/>
        </draw:connector>
        <draw:connector draw:style-name="gr1" draw:text-style-name="P1" draw:layer="layout" draw:type="curve" svg:x1="12.43cm" svg:y1="6.08cm" svg:x2="14.336cm" svg:y2="9.985cm" draw:start-shape="id1" draw:start-glue-point="2" draw:end-shape="id8" draw:end-glue-point="3" svg:d="m12430 6080c0 2604 635 3905 1906 3905">
          <text:p/>
        </draw:connector>
        <draw:connector draw:style-name="gr1" draw:text-style-name="P1" draw:layer="layout" draw:type="curve" svg:x1="6.08cm" svg:y1="9.89cm" svg:x2="12.43cm" svg:y2="16.24cm" draw:start-shape="id7" draw:start-glue-point="2" draw:end-shape="id2" draw:end-glue-point="3" svg:d="m6080 9890c0 4234 2116 6350 6350 6350">
          <text:p/>
        </draw:connector>
        <draw:frame draw:style-name="gr9" draw:text-style-name="P4" draw:layer="layout" svg:width="3.762cm" svg:height="0.645cm" svg:x="21.955cm" svg:y="7.34cm">
          <draw:text-box>
            <text:p text:style-name="P4">control_mode_status</text:p>
          </draw:text-box>
        </draw:frame>
        <draw:connector draw:style-name="gr1" draw:text-style-name="P1" draw:layer="layout" draw:type="curve" svg:x1="21.292cm" svg:y1="9.986cm" svg:x2="21.32cm" svg:y2="5.445cm" draw:end-shape="id3" draw:end-glue-point="1" svg:d="m21292 9986c793 0 779-4541 28-4541">
          <text:p/>
        </draw:connector>
        <draw:connector draw:style-name="gr8" draw:text-style-name="P1" draw:id="id12" draw:layer="layout" draw:type="curve" draw:line-skew="1.156cm" svg:x1="21.32cm" svg:y1="11.89cm" svg:x2="21.321cm" svg:y2="5.446cm" draw:start-shape="id5" draw:start-glue-point="1" svg:d="m21320 11890c2484 0 2483-6444 1-6444">
          <text:p/>
        </draw:connector>
        <draw:connector draw:style-name="gr8" draw:text-style-name="P1" draw:layer="layout" draw:type="curve" svg:x1="23.225cm" svg:y1="13.7cm" svg:x2="21.321cm" svg:y2="5.446cm" draw:start-shape="id6" draw:start-glue-point="1" draw:end-shape="id12" draw:end-glue-point="3" svg:d="m23225 13700c751 0 626-4377-37-6628s-1867-2376-1867-16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uffard </meta:initial-creator>
    <meta:creation-date>2011-01-15T12:44:23</meta:creation-date>
    <dc:date>2011-01-19T23:32:18</dc:date>
    <dc:creator>bouffard </dc:creator>
    <meta:editing-duration>PT97H32M34S</meta:editing-duration>
    <meta:editing-cycles>12</meta:editing-cycles>
    <meta:generator>OpenOffice.org/3.2$Unix OpenOffice.org_project/320m19$Build-9505</meta:generator>
    <meta:document-statistic meta:object-count="72"/>
  </office:meta>
</office:document-meta>
</file>